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098in"/>
    </style:style>
    <style:style style:name="ro1" style:family="table-row">
      <style:table-row-properties style:row-height="0.3102in" fo:break-before="auto" style:use-optimal-row-height="false"/>
    </style:style>
    <style:style style:name="ta1" style:family="table" style:master-page-name="PageStyle_5f_FY22_20_Event_20_Titl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Y22 Event Titles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Event Nam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nnual Meeting</text:p>
          </table:table-cell>
          <table:table-cell table:style-name="ce6" table:formula="of:=&quot;{title: &quot; &amp; &quot;&quot;&quot;&quot; &amp; [.A2] &amp; &quot;&quot;&quot;&quot; &amp; &quot;},&quot;" office:value-type="string" office:string-value="{title: &quot;Annual Meeting&quot;}," calcext:value-type="string">
            <text:p>{title: "Annual Meeting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s &amp; Culture and Nonprofit Sector Session</text:p>
          </table:table-cell>
          <table:table-cell table:style-name="ce6" table:formula="of:=&quot;{title: &quot; &amp; &quot;&quot;&quot;&quot; &amp; [.A3] &amp; &quot;&quot;&quot;&quot; &amp; &quot;},&quot;" office:value-type="string" office:string-value="{title: &quot;Arts &amp; Culture and Nonprofit Sector Session&quot;}," calcext:value-type="string">
            <text:p>{title: "Arts &amp; Culture and Nonprofit Sector Session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porate Sector Session</text:p>
          </table:table-cell>
          <table:table-cell table:style-name="ce6" table:formula="of:=&quot;{title: &quot; &amp; &quot;&quot;&quot;&quot; &amp; [.A4] &amp; &quot;&quot;&quot;&quot; &amp; &quot;},&quot;" office:value-type="string" office:string-value="{title: &quot;Corporate Sector Session&quot;}," calcext:value-type="string">
            <text:p>{title: "Corporate Sector Session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erything You Wanted to Know About Buying and Selling Estate Jewelry</text:p>
          </table:table-cell>
          <table:table-cell table:style-name="ce6" table:formula="of:=&quot;{title: &quot; &amp; &quot;&quot;&quot;&quot; &amp; [.A5] &amp; &quot;&quot;&quot;&quot; &amp; &quot;},&quot;" office:value-type="string" office:string-value="{title: &quot;Everything You Wanted to Know About Buying and Selling Estate Jewelry&quot;}," calcext:value-type="string">
            <text:p>{title: "Everything You Wanted to Know About Buying and Selling Estate Jewelry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oring the Truth about Financial Wellness with Terry Savage</text:p>
          </table:table-cell>
          <table:table-cell table:style-name="ce6" table:formula="of:=&quot;{title: &quot; &amp; &quot;&quot;&quot;&quot; &amp; [.A6] &amp; &quot;&quot;&quot;&quot; &amp; &quot;},&quot;" office:value-type="string" office:string-value="{title: &quot;Exploring the Truth about Financial Wellness with Terry Savage&quot;}," calcext:value-type="string">
            <text:p>{title: "Exploring the Truth about Financial Wellness with Terry Savage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ll Dinner </text:p>
          </table:table-cell>
          <table:table-cell table:style-name="ce6" table:formula="of:=&quot;{title: &quot; &amp; &quot;&quot;&quot;&quot; &amp; [.A7] &amp; &quot;&quot;&quot;&quot; &amp; &quot;},&quot;" office:value-type="string" office:string-value="{title: &quot;Fall Dinner &quot;}," calcext:value-type="string">
            <text:p>{title: "Fall Dinner 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ncial Services Sector Session</text:p>
          </table:table-cell>
          <table:table-cell table:style-name="ce6" table:formula="of:=&quot;{title: &quot; &amp; &quot;&quot;&quot;&quot; &amp; [.A8] &amp; &quot;&quot;&quot;&quot; &amp; &quot;},&quot;" office:value-type="string" office:string-value="{title: &quot;Financial Services Sector Session&quot;}," calcext:value-type="string">
            <text:p>{title: "Financial Services Sector Session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ida Kahlo Exhibit Tour</text:p>
          </table:table-cell>
          <table:table-cell table:style-name="ce6" table:formula="of:=&quot;{title: &quot; &amp; &quot;&quot;&quot;&quot; &amp; [.A9] &amp; &quot;&quot;&quot;&quot; &amp; &quot;},&quot;" office:value-type="string" office:string-value="{title: &quot;Frida Kahlo Exhibit Tour&quot;}," calcext:value-type="string">
            <text:p>{title: "Frida Kahlo Exhibit Tour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alth, Science and Medicine Sector Session</text:p>
          </table:table-cell>
          <table:table-cell table:style-name="ce6" table:formula="of:=&quot;{title: &quot; &amp; &quot;&quot;&quot;&quot; &amp; [.A10] &amp; &quot;&quot;&quot;&quot; &amp; &quot;},&quot;" office:value-type="string" office:string-value="{title: &quot;Health, Science and Medicine Sector Session&quot;}," calcext:value-type="string">
            <text:p>{title: "Health, Science and Medicine Sector Session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gher Education Sector Session</text:p>
          </table:table-cell>
          <table:table-cell table:style-name="ce6" table:formula="of:=&quot;{title: &quot; &amp; &quot;&quot;&quot;&quot; &amp; [.A11] &amp; &quot;&quot;&quot;&quot; &amp; &quot;},&quot;" office:value-type="string" office:string-value="{title: &quot;Higher Education Sector Session&quot;}," calcext:value-type="string">
            <text:p>{title: "Higher Education Sector Session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liday Reception Open House</text:p>
          </table:table-cell>
          <table:table-cell table:style-name="ce6" table:formula="of:=&quot;{title: &quot; &amp; &quot;&quot;&quot;&quot; &amp; [.A12] &amp; &quot;&quot;&quot;&quot; &amp; &quot;},&quot;" office:value-type="string" office:string-value="{title: &quot;Holiday Reception Open House&quot;}," calcext:value-type="string">
            <text:p>{title: "Holiday Reception Open House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w and Government Sector Session </text:p>
          </table:table-cell>
          <table:table-cell table:style-name="ce6" table:formula="of:=&quot;{title: &quot; &amp; &quot;&quot;&quot;&quot; &amp; [.A13] &amp; &quot;&quot;&quot;&quot; &amp; &quot;},&quot;" office:value-type="string" office:string-value="{title: &quot;Law and Government Sector Session &quot;}," calcext:value-type="string">
            <text:p>{title: "Law and Government Sector Session 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okingglass Theater | Her Honor Jane Byrne</text:p>
          </table:table-cell>
          <table:table-cell table:style-name="ce6" table:formula="of:=&quot;{title: &quot; &amp; &quot;&quot;&quot;&quot; &amp; [.A14] &amp; &quot;&quot;&quot;&quot; &amp; &quot;},&quot;" office:value-type="string" office:string-value="{title: &quot;Lookingglass Theater | Her Honor Jane Byrne&quot;}," calcext:value-type="string">
            <text:p>{title: "Lookingglass Theater | Her Honor Jane Byrne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a and Communications Sector Session</text:p>
          </table:table-cell>
          <table:table-cell table:style-name="ce6" table:formula="of:=&quot;{title: &quot; &amp; &quot;&quot;&quot;&quot; &amp; [.A15] &amp; &quot;&quot;&quot;&quot; &amp; &quot;},&quot;" office:value-type="string" office:string-value="{title: &quot;Media and Communications Sector Session&quot;}," calcext:value-type="string">
            <text:p>{title: "Media and Communications Sector Session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Member Breakfasts</text:p>
          </table:table-cell>
          <table:table-cell table:style-name="ce6" table:formula="of:=&quot;{title: &quot; &amp; &quot;&quot;&quot;&quot; &amp; [.A16] &amp; &quot;&quot;&quot;&quot; &amp; &quot;},&quot;" office:value-type="string" office:string-value="{title: &quot;New Member Breakfasts&quot;}," calcext:value-type="string">
            <text:p>{title: "New Member Breakfasts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w Year's Celebration Virtual Happy Hour</text:p>
          </table:table-cell>
          <table:table-cell table:style-name="ce6" table:formula="of:=&quot;{title: &quot; &amp; &quot;&quot;&quot;&quot; &amp; [.A17] &amp; &quot;&quot;&quot;&quot; &amp; &quot;},&quot;" office:value-type="string" office:string-value="{title: &quot;New Year's Celebration Virtual Happy Hour&quot;}," calcext:value-type="string">
            <text:p>{title: "New Year's Celebration Virtual Happy Hour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nel Discussion: Why Does Board Service Matter to Me?</text:p>
          </table:table-cell>
          <table:table-cell table:style-name="ce6" table:formula="of:=&quot;{title: &quot; &amp; &quot;&quot;&quot;&quot; &amp; [.A18] &amp; &quot;&quot;&quot;&quot; &amp; &quot;},&quot;" office:value-type="string" office:string-value="{title: &quot;Panel Discussion: Why Does Board Service Matter to Me?&quot;}," calcext:value-type="string">
            <text:p>{title: "Panel Discussion: Why Does Board Service Matter to Me?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-Spring Celebration at Lincoln Park Zoo</text:p>
          </table:table-cell>
          <table:table-cell table:style-name="ce6" table:formula="of:=&quot;{title: &quot; &amp; &quot;&quot;&quot;&quot; &amp; [.A19] &amp; &quot;&quot;&quot;&quot; &amp; &quot;},&quot;" office:value-type="string" office:string-value="{title: &quot;Pre-Spring Celebration at Lincoln Park Zoo&quot;}," calcext:value-type="string">
            <text:p>{title: "Pre-Spring Celebration at Lincoln Park Zoo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vate Dinners </text:p>
          </table:table-cell>
          <table:table-cell table:style-name="ce6" table:formula="of:=&quot;{title: &quot; &amp; &quot;&quot;&quot;&quot; &amp; [.A20] &amp; &quot;&quot;&quot;&quot; &amp; &quot;},&quot;" office:value-type="string" office:string-value="{title: &quot;Private Dinners &quot;}," calcext:value-type="string">
            <text:p>{title: "Private Dinners 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sional Services &amp; Associations, Mid-size Private Companies Sector Session</text:p>
          </table:table-cell>
          <table:table-cell table:style-name="ce6" table:formula="of:=&quot;{title: &quot; &amp; &quot;&quot;&quot;&quot; &amp; [.A21] &amp; &quot;&quot;&quot;&quot; &amp; &quot;},&quot;" office:value-type="string" office:string-value="{title: &quot;Professional Services &amp; Associations, Mid-size Private Companies Sector Session&quot;}," calcext:value-type="string">
            <text:p>{title: "Professional Services &amp; Associations, Mid-size Private Companies Sector Session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ely Topics - Virtual Series</text:p>
          </table:table-cell>
          <table:table-cell table:style-name="ce6" table:formula="of:=&quot;{title: &quot; &amp; &quot;&quot;&quot;&quot; &amp; [.A22] &amp; &quot;&quot;&quot;&quot; &amp; &quot;},&quot;" office:value-type="string" office:string-value="{title: &quot;Timely Topics - Virtual Series&quot;}," calcext:value-type="string">
            <text:p>{title: "Timely Topics - Virtual Series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lk Through the Botanic Gardens</text:p>
          </table:table-cell>
          <table:table-cell table:style-name="ce6" table:formula="of:=&quot;{title: &quot; &amp; &quot;&quot;&quot;&quot; &amp; [.A23] &amp; &quot;&quot;&quot;&quot; &amp; &quot;},&quot;" office:value-type="string" office:string-value="{title: &quot;Walk Through the Botanic Gardens&quot;}," calcext:value-type="string">
            <text:p>{title: "Walk Through the Botanic Gardens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Parents Aren't Telling You: The Hidden Struggle of Work-life Balance </text:p>
          </table:table-cell>
          <table:table-cell table:style-name="ce6" table:formula="of:=&quot;{title: &quot; &amp; &quot;&quot;&quot;&quot; &amp; [.A24] &amp; &quot;&quot;&quot;&quot; &amp; &quot;},&quot;" office:value-type="string" office:string-value="{title: &quot;What Parents Aren't Telling You: The Hidden Struggle of Work-life Balance &quot;}," calcext:value-type="string">
            <text:p>{title: "What Parents Aren't Telling You: The Hidden Struggle of Work-life Balance "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men in the Forefront Luncheon</text:p>
          </table:table-cell>
          <table:table-cell table:style-name="ce6" table:formula="of:=&quot;{title: &quot; &amp; &quot;&quot;&quot;&quot; &amp; [.A25] &amp; &quot;&quot;&quot;&quot; &amp; &quot;},&quot;" office:value-type="string" office:string-value="{title: &quot;Women in the Forefront Luncheon&quot;}," calcext:value-type="string">
            <text:p>{title: "Women in the Forefront Luncheon"},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Y22_20_Event_20_Titles" style:display-name="PageStyle_FY22 Event Tit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a Joffe</meta:initial-creator>
    <meta:creation-date>2022-07-12T22:49:13</meta:creation-date>
    <dc:date>2022-08-14T16:09:14.354109688</dc:date>
    <meta:generator>LibreOffice/7.3.5.2$Linux_X86_64 LibreOffice_project/30$Build-2</meta:generator>
    <meta:editing-duration>P1DT22H5M39S</meta:editing-duration>
    <meta:editing-cycles>1</meta:editing-cycles>
    <meta:document-statistic meta:table-count="1" meta:cell-count="49" meta:object-count="0"/>
    <meta:user-defined meta:name="AppVersion">16.0300</meta:user-defined>
  </office:meta>
</office:document-meta>
</file>